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x500: konia013</text:p>
      <text:p text:style-name="P1">ID: 4343456</text:p>
      <text:p text:style-name="P1">CSCI 4511W</text:p>
      <text:p text:style-name="P4">Project Part 1 Implementation Summary</text:p>
      <text:p text:style-name="P3">Part 1</text:p>
      <text:p text:style-name="P2"><text:tab/>The code was submitted via Moodle in a zip file. <text:s/>It contains three files that are necessary for functionality. <text:s/>These three files are __init__.py, TowersOfHanoi.py, and Test.py. <text:s text:c="2"/>An order to test my algorithms on the Towers of Hanoi, you will need to execute the Test.py file. <text:s/>The Test.py file does take in command line arguments, which can be seen if executed as such: “python3.4 Test.py -h”.</text:p>
      <text:p text:style-name="P2"/>
      <text:p text:style-name="P3">Part 2</text:p>
      <text:p text:style-name="P2"><text:tab/>The logic puzzle that I had to solve for was the Towers of Hanoi. <text:s/>The two algorithms that I had to implement were Breadth-First-Search and Bidirectional Breadth-First-Search (which will be referred to as Bidirectional Search later on in this document).</text:p>
      <text:p text:style-name="P2"/>
      <text:p text:style-name="P3">Part 3</text:p>
      <text:p text:style-name="P2"><text:tab/>The hypothesis from my proposal is that the Bidirectional Search should be faster than the Breadth-First-Search. <text:s/>After running a few experiments (adjusting both Tower Height and Number of Towers), the Bidirectional Search consistently outperforms the Breadth-First-Search in most metrics. <text:s/>These metrics being average run-time, graph size, and explored set sizes. <text:s/>The Breadth-First-Search consistently outperforms the Bidirectional search with Max Frontier Set Size.</text:p>
      <text:p text:style-name="P2"/>
      <text:p text:style-name="P3">Part 4</text:p>
      <text:p text:style-name="P2"><text:tab/>Through some experimentation, I have found that discretion in performance between the Breadth-First-Search and Bidirectional Search changes more drastically when Number of Towers is changed versus Tower Height. <text:s/>I have also found that both the graph and explored set size used are considerably lower for Bidirectional Search, however Bidirectional Search always has a larger Frontier Set size. <text:span text:style-name="T1"><text:s/>I will save the analysis for Explored Set vs No Explored Set metrics, along with a few other adjustments for the write-u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8T20:05:27.61</meta:creation-date>
    <dc:date>2015-10-18T20:25:25.72</dc:date>
    <meta:editing-duration>PT3M4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3" meta:word-count="268" meta:character-count="1747"/>
  </office:meta>
</office:document-meta>
</file>